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fo:min-height="2.29cm"/>
    </style:style>
    <style:style style:name="P1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/>
      <style:text-properties style:font-name="Arial1" fo:font-size="1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1" fo:font-size="13pt" style:font-size-asian="15pt" style:font-size-complex="15pt"/>
    </style:style>
    <style:style style:name="P5" style:family="paragraph">
      <style:paragraph-properties fo:text-align="center"/>
      <style:text-properties style:font-name="Arial1" fo:font-size="13pt" fo:font-weight="bold" style:font-size-asian="15pt" style:font-weight-asian="bold" style:font-size-complex="15pt" style:font-weight-complex="bold"/>
    </style:style>
    <style:style style:name="P6" style:family="paragraph">
      <style:text-properties style:font-name="Arial1" fo:font-size="13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style:font-name="Arial1" fo:font-size="13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3pt" style:font-size-asian="15pt" style:font-size-complex="15pt"/>
    </style:style>
    <style:style style:name="T3" style:family="text">
      <style:text-properties style:font-name="Arial1" fo:font-size="13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34cm" svg:height="1.143cm" svg:x="0.635cm" svg:y="0.635cm">
          <draw:text-box>
            <text:p><text:span text:style-name="T1">Emma</text:span></text:p>
          </draw:text-box>
        </draw:frame>
        <draw:frame draw:style-name="gr1" draw:text-style-name="P1" draw:layer="layout" svg:width="5.334cm" svg:height="1.143cm" svg:x="12.065cm" svg:y="0.635cm">
          <draw:text-box>
            <text:p><text:span text:style-name="T1">Jack</text:span></text:p>
          </draw:text-box>
        </draw:frame>
        <draw:connector draw:style-name="gr2" draw:text-style-name="P2" draw:layer="layout" svg:x1="2.54cm" svg:y1="4.445cm" svg:x2="2.54cm" svg:y2="6.985cm" draw:start-shape="id1" draw:start-glue-point="2" svg:d="m2540 4445v2540" svg:viewBox="0 0 1 2541">
          <text:p/>
        </draw:connector>
        <draw:custom-shape draw:style-name="gr3" draw:text-style-name="P4" xml:id="id1" draw:id="id1" draw:layer="layout" svg:width="3.81cm" svg:height="2.54cm" svg:x="0.635cm" svg:y="1.905cm">
          <text:p text:style-name="P3"><text:span text:style-name="T1">listen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81cm" svg:height="2.54cm" svg:x="12.059cm" svg:y="1.905cm">
          <text:p text:style-name="P3"><text:span text:style-name="T1">ask</text:span></text:p>
          <text:p text:style-name="P3"><text:span text:style-name="T2">“</text:span><text:span text:style-name="T2">do you have </text:span></text:p>
          <text:p text:style-name="P3"><text:span text:style-name="T2">time today?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964cm" svg:y1="4.445cm" svg:x2="13.97cm" svg:y2="6.985cm" draw:start-shape="id2" draw:start-glue-point="2" draw:end-shape="id3" draw:end-glue-point="4" svg:d="m13964 4445v1270h6v1270" svg:viewBox="0 0 7 2541">
          <text:p/>
        </draw:connector>
        <draw:custom-shape draw:style-name="gr3" draw:text-style-name="P5" xml:id="id4" draw:id="id4" draw:layer="layout" svg:width="3.81cm" svg:height="2.54cm" svg:x="0.635cm" svg:y="6.98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3.81cm" svg:height="2.54cm" svg:x="6.985cm" svg:y="6.985cm">
          <text:p text:style-name="P3"><text:span text:style-name="T1">reply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81cm" svg:height="2.54cm" svg:x="0.635cm" svg:y="12.065cm">
          <text:p text:style-name="P3"><text:span text:style-name="T1">reply</text:span></text:p>
          <text:p text:style-name="P3"><text:span text:style-name="T2">“</text:span><text:span text:style-name="T2">yes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9.525cm" svg:x2="2.54cm" svg:y2="12.065cm" draw:start-shape="id4" draw:start-glue-point="6" draw:end-shape="id5" draw:end-glue-point="0" svg:d="m2540 9525v2540" svg:viewBox="0 0 1 2541">
          <text:p/>
        </draw:connector>
        <draw:connector draw:style-name="gr2" draw:text-style-name="P2" draw:layer="layout" svg:x1="4.445cm" svg:y1="8.255cm" svg:x2="6.985cm" svg:y2="8.255cm" draw:start-shape="id4" draw:start-glue-point="7" draw:end-shape="id6" draw:end-glue-point="3" svg:d="m4445 8255h2540" svg:viewBox="0 0 2541 1">
          <text:p/>
        </draw:connector>
        <draw:frame draw:style-name="gr4" draw:text-style-name="P6" draw:layer="layout" svg:width="3.175cm" svg:height="2.54cm" svg:x="2.541cm" svg:y="4.445cm">
          <draw:text-box>
            <text:p><text:span text:style-name="T3">wait for a </text:span></text:p>
            <text:p><text:span text:style-name="T3">message</text:span></text:p>
          </draw:text-box>
        </draw:frame>
        <draw:custom-shape draw:style-name="gr3" draw:text-style-name="P5" xml:id="id7" draw:id="id7" draw:layer="layout" svg:width="3.81cm" svg:height="2.54cm" svg:x="0.635cm" svg:y="17.14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9" draw:id="id9" draw:layer="layout" svg:width="3.81cm" svg:height="2.54cm" svg:x="6.985cm" svg:y="17.145cm">
          <text:p text:style-name="P3"><text:span text:style-name="T1">reply</text:span></text:p>
          <text:p text:style-name="P3"><text:span text:style-name="T2">“</text:span><text:span text:style-name="T2">no”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81cm" svg:height="2.54cm" svg:x="0.635cm" svg:y="22.225cm">
          <text:p text:style-name="P3"><text:span text:style-name="T1">reply</text:span></text:p>
          <text:p text:style-name="P3"><text:span text:style-name="T2">“</text:span><text:span text:style-name="T2">ok”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.54cm" svg:y1="14.605cm" svg:x2="2.54cm" svg:y2="17.145cm" draw:start-shape="id5" draw:start-glue-point="2" draw:end-shape="id7" draw:end-glue-point="4" svg:d="m2540 14605v2540" svg:viewBox="0 0 1 2541">
          <text:p/>
        </draw:connector>
        <draw:connector draw:style-name="gr2" draw:text-style-name="P2" draw:layer="layout" svg:x1="2.54cm" svg:y1="19.685cm" svg:x2="2.54cm" svg:y2="22.225cm" draw:start-shape="id7" draw:start-glue-point="6" draw:end-shape="id8" draw:end-glue-point="0" svg:d="m2540 19685v2540" svg:viewBox="0 0 1 2541">
          <text:p/>
        </draw:connector>
        <draw:connector draw:style-name="gr2" draw:text-style-name="P2" draw:layer="layout" svg:x1="4.445cm" svg:y1="18.415cm" svg:x2="6.985cm" svg:y2="18.415cm" draw:start-shape="id7" draw:start-glue-point="7" draw:end-shape="id9" draw:end-glue-point="3" svg:d="m4445 18415h2540" svg:viewBox="0 0 2541 1">
          <text:p/>
        </draw:connector>
        <draw:frame draw:style-name="gr4" draw:text-style-name="P6" draw:layer="layout" svg:width="3.175cm" svg:height="2.54cm" svg:x="2.54cm" svg:y="14.605cm">
          <draw:text-box>
            <text:p><text:span text:style-name="T3">wait for a </text:span></text:p>
            <text:p><text:span text:style-name="T3">message</text:span></text:p>
          </draw:text-box>
        </draw:frame>
        <draw:custom-shape draw:style-name="gr3" draw:text-style-name="P5" xml:id="id3" draw:id="id3" draw:layer="layout" svg:width="3.81cm" svg:height="2.54cm" svg:x="12.065cm" svg:y="6.98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1" draw:id="id11" draw:layer="layout" svg:width="3.81cm" svg:height="2.54cm" svg:x="12.065cm" svg:y="12.065cm">
          <text:p text:style-name="P3"><text:span text:style-name="T1">reply</text:span></text:p>
          <text:p text:style-name="P3"><text:span text:style-name="T2">“</text:span><text:span text:style-name="T2">can we meet </text:span></text:p>
          <text:p text:style-name="P3"><text:span text:style-name="T2">at 15:00?”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2" draw:id="id12" draw:layer="layout" svg:width="3.81cm" svg:height="2.54cm" svg:x="12.065cm" svg:y="17.145cm">
          <text:p text:style-name="P3"><text:span text:style-name="T1">deci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6" draw:layer="layout" svg:width="3.175cm" svg:height="2.54cm" svg:x="13.97cm" svg:y="4.445cm">
          <draw:text-box>
            <text:p><text:span text:style-name="T3">wait for a </text:span></text:p>
            <text:p><text:span text:style-name="T3">message</text:span></text:p>
          </draw:text-box>
        </draw:frame>
        <draw:frame draw:style-name="gr4" draw:text-style-name="P6" draw:layer="layout" svg:width="3.175cm" svg:height="2.54cm" svg:x="13.97cm" svg:y="14.605cm">
          <draw:text-box>
            <text:p><text:span text:style-name="T3">wait for a </text:span></text:p>
            <text:p><text:span text:style-name="T3">message</text:span></text:p>
          </draw:text-box>
        </draw:frame>
        <draw:connector draw:style-name="gr2" draw:text-style-name="P2" draw:layer="layout" svg:x1="15.875cm" svg:y1="8.255cm" svg:x2="18.415cm" svg:y2="8.255cm" draw:start-shape="id3" draw:start-glue-point="7" draw:end-shape="id10" draw:end-glue-point="6" svg:d="m15875 8255h2540" svg:viewBox="0 0 2541 1">
          <text:p/>
        </draw:connector>
        <draw:connector draw:style-name="gr2" draw:text-style-name="P2" draw:layer="layout" svg:x1="13.97cm" svg:y1="9.525cm" svg:x2="13.97cm" svg:y2="12.065cm" draw:start-shape="id3" draw:start-glue-point="6" draw:end-shape="id11" draw:end-glue-point="0" svg:d="m13970 9525v2540" svg:viewBox="0 0 1 2541">
          <text:p/>
        </draw:connector>
        <draw:connector draw:style-name="gr2" draw:text-style-name="P2" draw:layer="layout" svg:x1="13.97cm" svg:y1="14.605cm" svg:x2="13.97cm" svg:y2="17.145cm" draw:start-shape="id11" draw:end-shape="id12" draw:end-glue-point="4" svg:d="m13970 14605v2540" svg:viewBox="0 0 1 2541">
          <text:p/>
        </draw:connector>
        <draw:connector draw:style-name="gr2" draw:text-style-name="P2" draw:layer="layout" svg:x1="13.97cm" svg:y1="19.685cm" svg:x2="13.97cm" svg:y2="22.225cm" draw:start-shape="id12" draw:start-glue-point="6" svg:d="m13970 19685v2540" svg:viewBox="0 0 1 2541">
          <text:p/>
        </draw:connector>
        <draw:connector draw:style-name="gr2" draw:text-style-name="P2" draw:layer="layout" svg:x1="15.875cm" svg:y1="18.415cm" svg:x2="18.415cm" svg:y2="18.415cm" draw:start-shape="id12" draw:start-glue-point="7" svg:d="m15875 18415h2540" svg:viewBox="0 0 2541 1">
          <text:p/>
        </draw:connector>
        <draw:custom-shape draw:style-name="gr3" draw:text-style-name="P4" xml:id="id10" draw:id="id10" draw:layer="layout" svg:width="3.81cm" svg:height="2.54cm" svg:x="18.415cm" svg:y="6.98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has no tim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2.54cm" svg:x="18.415cm" svg:y="17.14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didn't agree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81cm" svg:height="2.54cm" svg:x="12.065cm" svg:y="22.225cm">
          <text:p text:style-name="P3"><text:span text:style-name="T1">run</text:span><text:span text:style-name="T2"><text:line-break/></text:span><text:span text:style-name="T2">output “emma </text:span></text:p>
          <text:p text:style-name="P3"><text:span text:style-name="T2">agree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02T13:14:43.293074238</dc:date>
    <dc:creator>Jos Jong</dc:creator>
    <meta:editing-duration>PT21M59S</meta:editing-duration>
    <meta:editing-cycles>7</meta:editing-cycles>
    <meta:generator>LibreOffice/4.1.3.2$Linux_X86_64 LibreOffice_project/410m0$Build-2</meta:generator>
    <meta:document-statistic meta:object-count="32"/>
  </office:meta>
</office:document-meta>
</file>